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9000001BD58CAA4EE634F158E.png" manifest:media-type="image/png"/>
  <manifest:file-entry manifest:full-path="Pictures/100000000000019D000001AFD608BA8E012DCD1C.png" manifest:media-type="image/png"/>
  <manifest:file-entry manifest:full-path="Pictures/10000000000002DD000001528F504010AFE2A79E.png" manifest:media-type="image/png"/>
  <manifest:file-entry manifest:full-path="Pictures/10000000000002970000019F150C03A0E852C5C4.png" manifest:media-type="image/png"/>
  <manifest:file-entry manifest:full-path="Pictures/10000000000002B80000019D76476B087B83401B.png" manifest:media-type="image/png"/>
  <manifest:file-entry manifest:full-path="Pictures/10000000000002C4000001190EDB8B8935F71508.png" manifest:media-type="image/png"/>
  <manifest:file-entry manifest:full-path="Pictures/10000000000002CA000000C99E58A950673C39E3.png" manifest:media-type="image/png"/>
  <manifest:file-entry manifest:full-path="Pictures/10000000000002D7000001B02D1153F2C72B496B.png" manifest:media-type="image/png"/>
  <manifest:file-entry manifest:full-path="Pictures/10000000000002A400000191B18A344F4FD2C5BF.png" manifest:media-type="image/png"/>
  <manifest:file-entry manifest:full-path="Pictures/10000000000002C4000001A96B5D772137F64FF9.png" manifest:media-type="image/png"/>
  <manifest:file-entry manifest:full-path="Pictures/10000000000002D1000001B2F958DF2FA1362DD0.png" manifest:media-type="image/png"/>
  <manifest:file-entry manifest:full-path="Pictures/10000000000002BA000001A7F87EC6D3FF1F6A75.png" manifest:media-type="image/png"/>
  <manifest:file-entry manifest:full-path="Pictures/10000000000002CB000001B911B0E8B1CBB587BD.png" manifest:media-type="image/png"/>
  <manifest:file-entry manifest:full-path="Pictures/10000000000002DB000001ACB4C79FE465DAA1BA.png" manifest:media-type="image/png"/>
  <manifest:file-entry manifest:full-path="Pictures/10000000000001E1000000CD47F1B1A93D647C16.png" manifest:media-type="image/png"/>
  <manifest:file-entry manifest:full-path="Pictures/10000000000002A8000001ABFDFA63317DD36BC9.png" manifest:media-type="image/png"/>
  <manifest:file-entry manifest:full-path="Pictures/1000000000000102000001A9A3FE9B7DD8994C53.png" manifest:media-type="image/png"/>
  <manifest:file-entry manifest:full-path="Pictures/10000000000002C7000001B494DA301585BF6A55.png" manifest:media-type="image/png"/>
  <manifest:file-entry manifest:full-path="Pictures/10000000000002C2000001AF7269312086EEE9D9.png" manifest:media-type="image/png"/>
  <manifest:file-entry manifest:full-path="Pictures/10000000000002AE0000019A09ED227FAA384574.png" manifest:media-type="image/png"/>
  <manifest:file-entry manifest:full-path="Pictures/10000000000002C1000001B9A6672A4902BBC12D.png" manifest:media-type="image/png"/>
  <manifest:file-entry manifest:full-path="Pictures/10000000000002A1000000A30A7745A7621B2EB7.png" manifest:media-type="image/png"/>
  <manifest:file-entry manifest:full-path="Pictures/10000000000001E3000001707EFFA7EEA140F960.png" manifest:media-type="image/png"/>
  <manifest:file-entry manifest:full-path="Pictures/1000000000000223000001B7487B6351B2F3A18F.png" manifest:media-type="image/png"/>
  <manifest:file-entry manifest:full-path="Pictures/10000000000001C800000140DF97BF6510191F05.png" manifest:media-type="image/png"/>
  <manifest:file-entry manifest:full-path="Pictures/100000000000017C0000018C1AD51BA7D21FF737.png" manifest:media-type="image/png"/>
  <manifest:file-entry manifest:full-path="Pictures/100000000000026D0000014DDA88F047BACCB8A8.png" manifest:media-type="image/png"/>
  <manifest:file-entry manifest:full-path="Pictures/10000000000000CA000000E6A8A6658DB662D208.png" manifest:media-type="image/png"/>
  <manifest:file-entry manifest:full-path="Pictures/100000000000019D000000B0E3AE20A53A9BA087.png" manifest:media-type="image/png"/>
  <manifest:file-entry manifest:full-path="Pictures/1000000000000240000001C38A7EE1460F179E84.png" manifest:media-type="image/png"/>
  <manifest:file-entry manifest:full-path="Pictures/10000000000001A2000000C29F770C4A7B05823B.png" manifest:media-type="image/png"/>
  <manifest:file-entry manifest:full-path="Pictures/100000000000022F0000039F344676E30D4C63F7.png" manifest:media-type="image/png"/>
  <manifest:file-entry manifest:full-path="Pictures/100000000000012E000000E7582D9D1FB74303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1.208cm" table:align="left"/>
    </style:style>
    <style:style style:name="Tabelle1.A" style:family="table-column">
      <style:table-column-properties style:column-width="1.399cm"/>
    </style:style>
    <style:style style:name="Tabelle1.B" style:family="table-column">
      <style:table-column-properties style:column-width="1.304cm"/>
    </style:style>
    <style:style style:name="Tabelle1.C" style:family="table-column">
      <style:table-column-properties style:column-width="1.607cm"/>
    </style:style>
    <style:style style:name="Tabelle1.D" style:family="table-column">
      <style:table-column-properties style:column-width="1.492cm"/>
    </style:style>
    <style:style style:name="Tabelle1.F" style:family="table-column">
      <style:table-column-properties style:column-width="2.286cm"/>
    </style:style>
    <style:style style:name="Tabelle1.G" style:family="table-column">
      <style:table-column-properties style:column-width="1.5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8pt" fo:font-weight="bold" officeooo:rsid="000a1dd3" officeooo:paragraph-rsid="000a1dd3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erdana" fo:font-size="8pt" fo:font-weight="bold" officeooo:rsid="000c0b82" officeooo:paragraph-rsid="000c0b82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-1.247cm" svg:y="-1.115cm" svg:width="7.639cm" svg:height="4.664cm" draw:z-index="0"><draw:image xlink:href="Pictures/10000000000002D9000001BD58CAA4EE634F158E.png" xlink:type="simple" xlink:show="embed" xlink:actuate="onLoad"/></draw:frame><draw:frame draw:style-name="fr1" draw:name="Bild2" text:anchor-type="paragraph" svg:x="6.675cm" svg:y="-0.972cm" svg:width="7.123cm" svg:height="4.457cm" draw:z-index="1"><draw:image xlink:href="Pictures/10000000000002970000019F150C03A0E852C5C4.png" xlink:type="simple" xlink:show="embed" xlink:actuate="onLoad"/></draw:frame><draw:frame draw:style-name="fr1" draw:name="Bild10" text:anchor-type="paragraph" svg:x="13.959cm" svg:y="-1.067cm" svg:width="4.244cm" svg:height="4.429cm" draw:z-index="9"><draw:image xlink:href="Pictures/100000000000019D000001AFD608BA8E012DCD1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3" text:anchor-type="paragraph" svg:x="11.273cm" svg:y="0.222cm" svg:width="6.394cm" svg:height="2.538cm" draw:z-index="2"><draw:image xlink:href="Pictures/10000000000002C4000001190EDB8B8935F71508.png" xlink:type="simple" xlink:show="embed" xlink:actuate="onLoad"/></draw:frame>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F"/>
        <table:table-column table:style-name="Tabelle1.G"/>
        <table:table-row>
          <table:table-cell table:style-name="Tabelle1.A1" office:value-type="string">
            <text:p text:style-name="P1">Modell</text:p>
          </table:table-cell>
          <table:table-cell table:style-name="Tabelle1.A1" office:value-type="string">
            <text:p text:style-name="P1">char</text:p>
          </table:table-cell>
          <table:table-cell table:style-name="Tabelle1.A1" office:value-type="string">
            <text:p text:style-name="P1">short</text:p>
          </table:table-cell>
          <table:table-cell table:style-name="Tabelle1.A1" office:value-type="string">
            <text:p text:style-name="P1">int</text:p>
          </table:table-cell>
          <table:table-cell table:style-name="Tabelle1.A1" office:value-type="string">
            <text:p text:style-name="P1">long</text:p>
          </table:table-cell>
          <table:table-cell table:style-name="Tabelle1.A1" office:value-type="string">
            <text:p text:style-name="P1">Long long</text:p>
          </table:table-cell>
          <table:table-cell table:style-name="Tabelle1.G1" office:value-type="string">
            <text:p text:style-name="P1">void*</text:p>
          </table:table-cell>
        </table:table-row>
        <table:table-row>
          <table:table-cell table:style-name="Tabelle1.A2" office:value-type="string">
            <text:p text:style-name="P1">ILP32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>8</text:p>
          </table:table-cell>
          <table:table-cell table:style-name="Tabelle1.G2" office:value-type="string">
            <text:p text:style-name="P2">4</text:p>
          </table:table-cell>
        </table:table-row>
        <table:table-row>
          <table:table-cell table:style-name="Tabelle1.A2" office:value-type="string">
            <text:p text:style-name="P1">LP64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>8</text:p>
          </table:table-cell>
          <table:table-cell table:style-name="Tabelle1.A2" office:value-type="string">
            <text:p text:style-name="P2">8</text:p>
          </table:table-cell>
          <table:table-cell table:style-name="Tabelle1.G2" office:value-type="string">
            <text:p text:style-name="P2">8</text:p>
          </table:table-cell>
        </table:table-row>
      </table:table>
      <text:p text:style-name="Standard"><draw:frame draw:style-name="fr1" draw:name="Bild4" text:anchor-type="paragraph" svg:x="0.078cm" svg:y="0.132cm" svg:width="7.625cm" svg:height="4.531cm" draw:z-index="3"><draw:image xlink:href="Pictures/10000000000002D7000001B02D1153F2C72B496B.png" xlink:type="simple" xlink:show="embed" xlink:actuate="onLoad"/></draw:frame><draw:frame draw:style-name="fr1" draw:name="Bild5" text:anchor-type="paragraph" svg:x="7.701cm" svg:y="0.132cm" svg:width="7.537cm" svg:height="4.524cm" draw:z-index="4"><draw:image xlink:href="Pictures/10000000000002C4000001A96B5D772137F64FF9.png" xlink:type="simple" xlink:show="embed" xlink:actuate="onLoad"/></draw:frame><draw:frame draw:style-name="fr1" draw:name="Bild6" text:anchor-type="paragraph" svg:x="11.98cm" svg:y="4.334cm" svg:width="6.082cm" svg:height="2.805cm" draw:z-index="5"><draw:image xlink:href="Pictures/10000000000002DD000001528F504010AFE2A79E.png" xlink:type="simple" xlink:show="embed" xlink:actuate="onLoad"/></draw:frame><draw:frame draw:style-name="fr1" draw:name="Bild7" text:anchor-type="paragraph" svg:x="-1.173cm" svg:y="5.002cm" svg:width="6.232cm" svg:height="3.697cm" draw:z-index="6"><draw:image xlink:href="Pictures/10000000000002A400000191B18A344F4FD2C5BF.png" xlink:type="simple" xlink:show="embed" xlink:actuate="onLoad"/></draw:frame><draw:frame draw:style-name="fr1" draw:name="Bild8" text:anchor-type="paragraph" svg:x="5.602cm" svg:y="4.89cm" svg:width="6.253cm" svg:height="3.764cm" draw:z-index="7"><draw:image xlink:href="Pictures/10000000000002D1000001B2F958DF2FA1362D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Bild11" text:anchor-type="paragraph" svg:x="12.312cm" svg:y="0.044cm" svg:width="6.26cm" svg:height="3.792cm" draw:z-index="10"><draw:image xlink:href="Pictures/10000000000002BA000001A7F87EC6D3FF1F6A75.png" xlink:type="simple" xlink:show="embed" xlink:actuate="onLoad"/></draw:frame></text:p>
      <text:p text:style-name="Standard"/>
      <text:p text:style-name="Standard"><draw:frame draw:style-name="fr1" draw:name="Bild9" text:anchor-type="paragraph" svg:x="-0.93cm" svg:y="0.422cm" svg:width="6.491cm" svg:height="4.004cm" draw:z-index="8"><draw:image xlink:href="Pictures/10000000000002CB000001B911B0E8B1CBB587BD.png" xlink:type="simple" xlink:show="embed" xlink:actuate="onLoad"/></draw:frame></text:p>
      <text:p text:style-name="Standard"><draw:frame draw:style-name="fr1" draw:name="Bild12" text:anchor-type="paragraph" svg:x="5.754cm" svg:y="0.113cm" svg:width="6.23cm" svg:height="3.649cm" draw:z-index="11"><draw:image xlink:href="Pictures/10000000000002DB000001ACB4C79FE465DAA1BA.png" xlink:type="simple" xlink:show="embed" xlink:actuate="onLoad"/></draw:frame><draw:frame draw:style-name="fr1" draw:name="Bild13" text:anchor-type="paragraph" svg:x="11.982cm" svg:y="2.533cm" svg:width="6.165cm" svg:height="3.872cm" draw:z-index="12"><draw:image xlink:href="Pictures/10000000000002A8000001ABFDFA63317DD36BC9.png" xlink:type="simple" xlink:show="embed" xlink:actuate="onLoad"/></draw:frame><draw:frame draw:style-name="fr1" draw:name="Bild14" text:anchor-type="paragraph" svg:x="-1.143cm" svg:y="4.05cm" svg:width="6.003cm" svg:height="3.681cm" draw:z-index="13"><draw:image xlink:href="Pictures/10000000000002C7000001B494DA301585BF6A55.png" xlink:type="simple" xlink:show="embed" xlink:actuate="onLoad"/></draw:frame><draw:frame draw:style-name="fr1" draw:name="Bild15" text:anchor-type="paragraph" svg:x="5.56cm" svg:y="3.937cm" svg:width="5.803cm" svg:height="3.544cm" draw:z-index="14"><draw:image xlink:href="Pictures/10000000000002C2000001AF7269312086EEE9D9.png" xlink:type="simple" xlink:show="embed" xlink:actuate="onLoad"/></draw:frame><draw:frame draw:style-name="fr1" draw:name="Bild16" text:anchor-type="paragraph" svg:x="-1.018cm" svg:y="7.729cm" svg:width="5.249cm" svg:height="3.138cm" draw:z-index="15"><draw:image xlink:href="Pictures/10000000000002AE0000019A09ED227FAA38457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18" text:anchor-type="paragraph" svg:x="10.88cm" svg:y="0.363cm" svg:width="7.216cm" svg:height="4.283cm" draw:z-index="17"><draw:image xlink:href="Pictures/10000000000002B80000019D76476B087B83401B.png" xlink:type="simple" xlink:show="embed" xlink:actuate="onLoad"/></draw:frame></text:p>
      <text:p text:style-name="Standard"/>
      <text:p text:style-name="Standard"><draw:frame draw:style-name="fr1" draw:name="Bild17" text:anchor-type="paragraph" svg:x="4.343cm" svg:y="0.03cm" svg:width="5.854cm" svg:height="3.662cm" draw:z-index="16"><draw:image xlink:href="Pictures/10000000000002C1000001B9A6672A4902BBC12D.png" xlink:type="simple" xlink:show="embed" xlink:actuate="onLoad"/></draw:frame></text:p>
      <text:p text:style-name="Standard"><draw:frame draw:style-name="fr1" draw:name="Bild19" text:anchor-type="paragraph" svg:x="-0.958cm" svg:y="3.327cm" svg:width="7.765cm" svg:height="1.88cm" draw:z-index="18"><draw:image xlink:href="Pictures/10000000000002A1000000A30A7745A7621B2EB7.png" xlink:type="simple" xlink:show="embed" xlink:actuate="onLoad"/></draw:frame><draw:frame draw:style-name="fr1" draw:name="Bild20" text:anchor-type="paragraph" svg:x="7.906cm" svg:y="3.184cm" svg:width="7.274cm" svg:height="2.048cm" draw:z-index="19"><draw:image xlink:href="Pictures/10000000000002CA000000C99E58A950673C39E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21" text:anchor-type="paragraph" svg:x="-0.995cm" svg:y="-0.252cm" svg:width="6.414cm" svg:height="5.147cm" draw:z-index="20"><draw:image xlink:href="Pictures/1000000000000223000001B7487B6351B2F3A18F.png" xlink:type="simple" xlink:show="embed" xlink:actuate="onLoad"/></draw:frame><draw:frame draw:style-name="fr1" draw:name="Bild22" text:anchor-type="paragraph" svg:x="5.567cm" svg:y="-0.247cm" svg:width="3.826cm" svg:height="6.302cm" draw:z-index="21"><draw:image xlink:href="Pictures/1000000000000102000001A9A3FE9B7DD8994C53.png" xlink:type="simple" xlink:show="embed" xlink:actuate="onLoad"/></draw:frame><draw:frame draw:style-name="fr1" draw:name="Bild23" text:anchor-type="paragraph" svg:x="9.645cm" svg:y="-0.196cm" svg:width="5.114cm" svg:height="5.329cm" draw:z-index="22"><draw:image xlink:href="Pictures/100000000000017C0000018C1AD51BA7D21FF737.png" xlink:type="simple" xlink:show="embed" xlink:actuate="onLoad"/></draw:frame><draw:frame draw:style-name="fr1" draw:name="Bild24" text:anchor-type="paragraph" svg:x="-1.136cm" svg:y="5.165cm" svg:width="6.574cm" svg:height="3.526cm" draw:z-index="23"><draw:image xlink:href="Pictures/100000000000026D0000014DDA88F047BACCB8A8.png" xlink:type="simple" xlink:show="embed" xlink:actuate="onLoad"/></draw:frame><draw:frame draw:style-name="fr1" draw:name="Bild25" text:anchor-type="paragraph" svg:x="14.961cm" svg:y="-0.115cm" svg:width="3.205cm" svg:height="3.649cm" draw:z-index="24"><draw:image xlink:href="Pictures/10000000000000CA000000E6A8A6658DB662D208.png" xlink:type="simple" xlink:show="embed" xlink:actuate="onLoad"/></draw:frame><draw:frame draw:style-name="fr1" draw:name="Bild26" text:anchor-type="paragraph" svg:x="11.596cm" svg:y="5.325cm" svg:width="5.348cm" svg:height="2.279cm" draw:z-index="25"><draw:image xlink:href="Pictures/100000000000019D000000B0E3AE20A53A9BA087.png" xlink:type="simple" xlink:show="embed" xlink:actuate="onLoad"/></draw:frame><draw:frame draw:style-name="fr1" draw:name="Bild27" text:anchor-type="paragraph" svg:x="5.627cm" svg:y="6.251cm" svg:width="5.814cm" svg:height="2.478cm" draw:z-index="26"><draw:image xlink:href="Pictures/10000000000001E1000000CD47F1B1A93D647C16.png" xlink:type="simple" xlink:show="embed" xlink:actuate="onLoad"/></draw:frame><draw:frame draw:style-name="fr1" draw:name="Bild28" text:anchor-type="paragraph" svg:x="11.647cm" svg:y="7.687cm" svg:width="6.967cm" svg:height="5.456cm" draw:z-index="27"><draw:image xlink:href="Pictures/1000000000000240000001C38A7EE1460F179E84.png" xlink:type="simple" xlink:show="embed" xlink:actuate="onLoad"/></draw:frame><draw:frame draw:style-name="fr1" draw:name="Bild30" text:anchor-type="paragraph" svg:x="5.747cm" svg:y="8.996cm" svg:width="5.618cm" svg:height="4.281cm" draw:z-index="28"><draw:image xlink:href="Pictures/10000000000001E3000001707EFFA7EEA140F960.png" xlink:type="simple" xlink:show="embed" xlink:actuate="onLoad"/></draw:frame><draw:frame draw:style-name="fr1" draw:name="Bild29" text:anchor-type="paragraph" svg:x="-1.499cm" svg:y="8.957cm" svg:width="6.985cm" svg:height="3.242cm" draw:z-index="29"><draw:image xlink:href="Pictures/10000000000001A2000000C29F770C4A7B05823B.png" xlink:type="simple" xlink:show="embed" xlink:actuate="onLoad"/></draw:frame><draw:frame draw:style-name="fr1" draw:name="Bild31" text:anchor-type="paragraph" svg:x="-1.432cm" svg:y="13.55cm" svg:width="8.361cm" svg:height="13.866cm" draw:z-index="30"><draw:image xlink:href="Pictures/100000000000022F0000039F344676E30D4C63F7.png" xlink:type="simple" xlink:show="embed" xlink:actuate="onLoad"/></draw:frame><draw:frame draw:style-name="fr1" draw:name="Bild32" text:anchor-type="paragraph" svg:x="5.955cm" svg:y="13.55cm" svg:width="5.105cm" svg:height="3.905cm" draw:z-index="31"><draw:image xlink:href="Pictures/100000000000012E000000E7582D9D1FB7430368.png" xlink:type="simple" xlink:show="embed" xlink:actuate="onLoad"/></draw:frame><draw:frame draw:style-name="fr1" draw:name="Bild33" text:anchor-type="paragraph" svg:x="11.231cm" svg:y="13.019cm" svg:width="6.86cm" svg:height="4.814cm" draw:z-index="32"><draw:image xlink:href="Pictures/10000000000001C800000140DF97BF6510191F0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8:41:22.905000000</meta:creation-date>
    <dc:date>2018-01-29T22:29:08.432000000</dc:date>
    <meta:editing-duration>PT45M11S</meta:editing-duration>
    <meta:editing-cycles>5</meta:editing-cycles>
    <meta:generator>LibreOffice/5.2.4.2$Windows_x86 LibreOffice_project/3d5603e1122f0f102b62521720ab13a38a4e0eb0</meta:generator>
    <meta:document-statistic meta:table-count="1" meta:image-count="33" meta:object-count="0" meta:page-count="2" meta:paragraph-count="21" meta:word-count="22" meta:character-count="57" meta:non-whitespace-character-count="56"/>
  </office:meta>
</office:document-meta>
</file>